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69.16mm"/>
    </style:style>
    <style:style style:name="co4" style:family="table-column">
      <style:table-column-properties fo:break-before="auto" style:column-width="155.22mm"/>
    </style:style>
    <style:style style:name="co5" style:family="table-column">
      <style:table-column-properties fo:break-before="auto" style:column-width="73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dee6ef" fo:border="0.74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dee6e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LP.</text:p>
          </table:table-cell>
          <table:table-cell table:style-name="ce6" office:value-type="string" calcext:value-type="string">
            <text:p>NAZWA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UWAGI</text:p>
          </table:table-cell>
          <table:table-cell table:style-name="ce6" office:value-type="string" calcext:value-type="string">
            <text:p>SZT</text:p>
          </table:table-cell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Profil aluminiowy konstrukcji ramy</text:p>
          </table:table-cell>
          <table:table-cell table:style-name="ce8" office:value-type="string" calcext:value-type="string">
            <text:p>http://aluteckk.pl/oferta/system-profili-aluminiowych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Narożnik do skręcania profili</text:p>
          </table:table-cell>
          <table:table-cell table:style-name="ce8" office:value-type="string" calcext:value-type="string">
            <text:p>https://www.v-slot.pl/pl/p/Naroznik-90-stopni-Natural/217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Wpust profilowy</text:p>
          </table:table-cell>
          <table:table-cell table:style-name="ce8" office:value-type="string" calcext:value-type="string">
            <text:p>https://abc-rc.pl/product-pol-9372-Nakretka-mloteczkowa-T-M3-do-profili-aluminiowych-2020-10-szt-TSLOT-T-NUT-TNUT.html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Prowadnica liniowa</text:p>
          </table:table-cell>
          <table:table-cell table:style-name="ce8" office:value-type="string" calcext:value-type="string">
            <text:p>https://nettigo.pl/products/prowadnica-liniowa-mgn9r-900mm-z-wozkiem-mgn9c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Wózek liniowy</text:p>
          </table:table-cell>
          <table:table-cell table:style-name="ce8" office:value-type="string" calcext:value-type="string">
            <text:p>https://nettigo.pl/products/wozek-mgn9c-do-prowadnicy-liniowej-mgn9r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Śruba trapezowa</text:p>
          </table:table-cell>
          <table:table-cell table:style-name="ce8" office:value-type="string" calcext:value-type="string">
            <text:p>https://www.ebmia.pl/sruba-trapezowa-16x4-1000-p-146.html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Nakrętka trapezowa</text:p>
          </table:table-cell>
          <table:table-cell table:style-name="ce8" office:value-type="string" calcext:value-type="string">
            <text:p>https://www.ebmia.pl/nakretka-trapezowa-kolnierzowa-jfrm2835tr16x4-p-42740.html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8" office:value-type="string" calcext:value-type="string">
            <text:p>Łożysko w obudowie aluminiowej – oś Y</text:p>
          </table:table-cell>
          <table:table-cell table:style-name="ce8" office:value-type="string" calcext:value-type="string">
            <text:p>https://allegro.pl/oferta/lozysko-w-obudowie-aluminiowej-10mm-kp000-7728855286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8" office:value-type="string" calcext:value-type="string">
            <text:p>Koło pasowe małe – oś Y</text:p>
          </table:table-cell>
          <table:table-cell table:style-name="ce8" office:value-type="string" calcext:value-type="string">
            <text:p>https://www.ebmia.pl/kolo-zebate-t5142f-p-372.html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8" office:value-type="string" calcext:value-type="string">
            <text:p>Koło pasowe duże – oś Y</text:p>
          </table:table-cell>
          <table:table-cell table:style-name="ce8" office:value-type="string" calcext:value-type="string">
            <text:p>https://www.ebmia.pl/kolo-zebate-t5282f-p-373.html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8" office:value-type="string" calcext:value-type="string">
            <text:p>Pasek zębaty – oś Y</text:p>
          </table:table-cell>
          <table:table-cell table:style-name="ce8" office:value-type="string" calcext:value-type="string">
            <text:p>https://www.ebmia.pl/zebaty-t5295-p-3261.html</text:p>
          </table:table-cell>
          <table:table-cell table:style-name="ce8" office:value-type="string" calcext:value-type="string">
            <text:p>Dobrać długość w zależności od potrzeb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Uchwyt montażowy narzędzia</text:p>
          </table:table-cell>
          <table:table-cell table:style-name="ce8" office:value-type="string" calcext:value-type="string">
            <text:p>http://poltech24.pl/uchwyt-mocowanie-wrzecionawrzeciono-cnc-65mm-p-839.html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8" office:value-type="string" calcext:value-type="string">
            <text:p>Zestaw silników oraz sterowników</text:p>
          </table:table-cell>
          <table:table-cell table:style-name="ce8" office:value-type="string" calcext:value-type="string">
            <text:p>https://allegro.pl/oferta/zestaw-cnc-silnik-krokowy-4nm-sterownik-frezarka-7630514836</text:p>
          </table:table-cell>
          <table:table-cell table:style-name="ce8" office:value-type="string" calcext:value-type="string">
            <text:p>Przykładowy zestaw</text:p>
          </table:table-cell>
          <table:table-cell table:style-name="ce8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8" office:value-type="string" calcext:value-type="string">
            <text:p>Nakrętka trapezowa</text:p>
          </table:table-cell>
          <table:table-cell table:style-name="ce8" office:value-type="string" calcext:value-type="string">
            <text:p>http://electropark.pl/nakretki-i-sruby-trapezowe/13198-nakretka-trapezowa-tr10x3-szesciokatna.html</text:p>
          </table:table-cell>
          <table:table-cell table:style-name="ce8" office:value-type="string" calcext:value-type="string">
            <text:p>Dobrać skok gwintu do śruby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8" office:value-type="string" calcext:value-type="string">
            <text:p>Wrzeciono 0,8 kW</text:p>
          </table:table-cell>
          <table:table-cell table:style-name="ce8" office:value-type="string" calcext:value-type="string">
            <text:p>https://allegro.pl/oferta/wrzeciono-elektrowrzeciono-cnc-0-8kw-7560052270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8" office:value-type="string" calcext:value-type="string">
            <text:p>Wrzeciono 1,5 kW</text:p>
          </table:table-cell>
          <table:table-cell table:style-name="ce8" office:value-type="string" calcext:value-type="string">
            <text:p>https://allegro.pl/oferta/wrzeciono-cnc-1-5-kw-er16-powietrze-7670990123?reco_id=cc04813e-20fe-11e9-a0cf-6c3be5c0af30&amp;sid=f8bddad5d737919e6c726c989b66bdbe96499e13bc806f55bd0c404f69ac7020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Prowadnica osi Xz wózkiem</text:p>
          </table:table-cell>
          <table:table-cell table:style-name="ce8" office:value-type="string" calcext:value-type="string">
            <text:p>https://adroautomatyka.pl/prowadnice-liniowe-mgr/102-prowadnica-liniowa-typu-mgn12h-600mm-reprap-cnc.html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Profil aluminiowy osi X(Moduł 40 104080)</text:p>
          </table:table-cell>
          <table:table-cell table:style-name="ce8" office:value-type="string" calcext:value-type="string">
            <text:p>http://katalog.aluteckk.pl/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Łożysko dwurzędowe skośne</text:p>
          </table:table-cell>
          <table:table-cell table:style-name="ce8" office:value-type="string" calcext:value-type="string">
            <text:p>http://sklep.cncprofi.com/lozysko-kulkowe-skosne-dwurzedowe-3201-2rs.html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Wrzeciono 0,4 kW</text:p>
          </table:table-cell>
          <table:table-cell table:style-name="ce8" office:value-type="string" calcext:value-type="string">
            <text:p>http://automatyka-tombit.pl/pl/wrzeciona/108-wrzeciono-400w.html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7" office:value-type="float" office:value="23" calcext:value-type="float">
            <text:p>23</text:p>
          </table:table-cell>
          <table:table-cell table:style-name="ce8" office:value-type="string" calcext:value-type="string">
            <text:p>Czujnik wysokości narzędzia</text:p>
          </table:table-cell>
          <table:table-cell table:style-name="ce8" office:value-type="string" calcext:value-type="string">
            <text:p>https://allegro.pl/oferta/czujnik-wysokosci-dlugosci-narzedzia-mach3-cnc-7688549068?reco_id=e3f7c9bb-2247-11e9-92be-000af7f643e0&amp;sid=041047f9c36843e364ecb91b45c568a2755aa386fe7e14ee7421a14291fbf951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7" office:value-type="float" office:value="24" calcext:value-type="float">
            <text:p>24</text:p>
          </table:table-cell>
          <table:table-cell table:style-name="ce8" table:number-columns-repeated="4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.00.0000</text:date>, <text:time style:data-style-name="N2" text:time-value="20:47:16.9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2-03T22:23:28.116000000</dc:date>
    <meta:editing-duration>P7DT16H4M38S</meta:editing-duration>
    <meta:editing-cycles>16</meta:editing-cycles>
    <meta:document-statistic meta:table-count="1" meta:cell-count="81" meta:object-count="0"/>
  </office:meta>
</office:document-meta>
</file>